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"Oh, no... the ladder broke, and now I can't
get down..."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"Ohhh... if I knew this would happen, I
wouldn't have drank so much water from the
Sacred Mountain stream..."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"Oh! You there, excuse me! Could you please
lend me a hand?!!"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"I climbed up here wanting to survey some
trees to chop down, but my ladder broke and
now I can't get down from here!!"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"Umm, maybe you could search for a man
named 'Yosaku' in the village and ask him
to come over?"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"He has brown hair, and he's wearing a green
jacket! P-Please hurry, if you can...!"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"No good. This ain't somethin' I can fix up
in a jiffy."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"I ain't got a spare ladder, either. It'll take
some time, but I'll get this one patched up
good as new."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"Whaa?! Y-You're joking...!"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"This is exactly why I told you to do your
maintenance and keep the tools in tip-top
shape."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"Ya reap what ya sow. You'd better sit tight
up there, take a minute to reflect, and watch
me fix this bad boy up."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"But... I-I... uhh..."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"I'm kind of in a hurry... *fidget*"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"What are ya fidgetin' around like that for?"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"D-Don't tell me..."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"Uuu—... i-it's only because...!"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"You always tell me to stay hydrated and
drink lots of water before work.... ////"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"Dagnabbit..."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"Well, you'd better hold it in. I'll work as quick
as I can."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"Y... Yeah..."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"Hey, would ya'll do me a favor?"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"I got some wire stashed away in a barrel in
my house. If ya'll could go fetch some for me,
that'd be just peachy."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"Much obliged."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"I got some wire stashed away in my house.
I'd be terribly grateful if ya'll could go fetch
some for me."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"Much appreciated."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"H-Hey... how long is this going to take...?"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"Let's see... I reckon it'll take about twenty
minutes to get you down safe."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"N-N-No way!! I-I'm already in real trouble,
here!!"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"D-D-Do it in three!! Hurry!"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"Don't be stupid. There ain't a person on this
planet who could do that."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"But I... agh, I'm... gonna..."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"Hey... i-it's coming out... ////"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"No...!!"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"H-Hold yer horses. I'll go as quick as I can,
so just pinch yerself shut..."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"You... say... that, but... ngh...!"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"No... I... I ca... can't... hol...!!"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"...Agh!!"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"Haaah... ////"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"Hey, hey..."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"Exactly how much water didja have...?"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"Fueehhh... but, I... ////"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"Anywho, I'll just ask you to keep this one
to yerself."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"Also, I'm sorry for takin' yer time. Here's a
little somethin' for yer troubles."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【Orb Fragment】 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"Good heavens..."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"G-Get me down from here already... ////"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"Nooo! ////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4:47:04+01:00</meta:creation-date>
    <dc:date>2019-12-30T14:47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